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3.201cm" table:align="left"/>
    </style:style>
    <style:style style:name="Tableau1.A" style:family="table-column">
      <style:table-column-properties style:column-width="1.614cm"/>
    </style:style>
    <style:style style:name="Tableau1.B" style:family="table-column">
      <style:table-column-properties style:column-width="1.58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8" style:family="paragraph" style:parent-style-name="Standard">
      <style:paragraph-properties fo:text-align="justify" style:justify-single-word="false" style:writing-mode="lr-tb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9" style:family="paragraph" style:parent-style-name="Table_20_Contents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urs Open/Source</text:p>
      <text:p text:style-name="P5"/>
      <text:p text:style-name="P3">Systemes GNU/Unix</text:p>
      <text:p text:style-name="P4"/>
      <text:p text:style-name="P2">Chapitre 1</text:p>
      <text:p text:style-name="P1"/>
      <text:p text:style-name="P6">Contexte historique</text:p>
      <text:p text:style-name="P1"/>
      <text:p text:style-name="P1"/>
      <text:p text:style-name="P1">1984 prémices du système d'exploitation « unix »</text:p>
      <text:p text:style-name="P1"><text:tab/>Projet MULTICS : nouveau besoin</text:p>
      <text:p text:style-name="P1"><text:tab/><text:tab/>utilisé par plusieurs personnes a la fois</text:p>
      <text:p text:style-name="P1"><text:tab/><text:tab/>traitement en tache de fnd</text:p>
      <text:p text:style-name="P1"><text:tab/><text:tab/>gestion accrue de la sécurité</text:p>
      <text:p text:style-name="P1"><text:tab/>K Thompson (Laboratoire Belle)</text:p>
      <text:p text:style-name="P1"/>
      <text:p text:style-name="P1">1970-1975 développement du système Unix</text:p>
      <text:p text:style-name="P1"><text:tab/>langage réécrit en C</text:p>
      <text:p text:style-name="P1"><text:tab/>multi-ultilisateur</text:p>
      <text:p text:style-name="P1"><text:tab/>multi-tache</text:p>
      <text:p text:style-name="P1"/>
      <text:p text:style-name="P1">1980<text:span text:style-name="T1"> Licence Unix = contrainte</text:span></text:p>
      <text:p text:style-name="P1"><text:tab/>2 Branches </text:p>
      <text:p text:style-name="P1"><text:tab/><text:tab/>AT&amp;T Unix System 5</text:p>
      <text:p text:style-name="P1"><text:tab/><text:tab/> <text:s text:c="3"/>propriétaire -&gt;HP-Unix</text:p>
      <text:p text:style-name="P1"><text:tab/><text:tab/>Berkeley création BSD (Licence Unix, système)</text:p>
      <text:p text:style-name="P1"/>
      <text:p text:style-name="P1">1983 Distributeur Unix/code binaire</text:p>
      <text:p text:style-name="P1"><text:tab/>code propriétaire</text:p>
      <text:p text:style-name="P1"><text:tab/>richard Matthew Stallman lance le projet GNU(GNU is not Unix...)</text:p>
      <text:p text:style-name="P1"/>
      <text:p text:style-name="P1"><text:tab/><text:span text:style-name="T2">objectif </text:span><text:span text:style-name="T3">:développer un système d'exploitation « Unix » non propriétaire et portable c.a.d « libre »</text:span></text:p>
      <text:p text:style-name="P10"/>
      <text:p text:style-name="P10">1984 <text:s text:c="3"/>FSF « Free Software Fondation »</text:p>
      <text:p text:style-name="P10"><text:tab/>créé par Richard Stallman</text:p>
      <text:p text:style-name="P10"><text:tab/>non lucratif</text:p>
      <text:p text:style-name="P10"><text:tab/>soutient le projet GNU</text:p>
      <text:p text:style-name="P10"><text:tab/>pôle de compétences pour les politiciens , juristes et journaliste</text:p>
      <text:p text:style-name="P1"><text:tab/></text:p>
      <text:p text:style-name="P1"><text:tab/><text:span text:style-name="T2">objectif </text:span><text:span text:style-name="T3">: assurer l'avenir légal, politique et social du logiciel libre</text:span></text:p>
      <text:p text:style-name="P10"/>
      <text:p text:style-name="P10">1985 Projet GNU doté d'une structure juridique</text:p>
      <text:p text:style-name="P10"/>
      <text:p text:style-name="P10">1991 L'ère MS-DOS</text:p>
      <text:p text:style-name="P10"><text:tab/>Ordinateur personnel, monotache</text:p>
      <text:p text:style-name="P10"><text:tab/>vsUnix retard techno</text:p>
      <text:p text:style-name="P10"><text:tab/>Unix permet de faire beaucoup plus de calcul et plus rapidement que MS-DOS</text:p>
      <text:p text:style-name="P10"><text:tab/>Unix: implanté dans les secteurs industriels &amp; recherche</text:p>
      <text:p text:style-name="P10"><text:tab/>projet GNU bien avancé:nombreuses appli libres</text:p>
      <text:p text:style-name="P10"><text:soft-page-break/><text:tab/>pièce maîtresse manquante pour une distrib libre</text:p>
      <text:p text:style-name="P10"/>
      <text:p text:style-name="P10">1991 Linus Torvalds</text:p>
      <text:p text:style-name="P10"><text:tab/>étudiant finlandais</text:p>
      <text:p text:style-name="P10"><text:tab/>noyau compatible Unix</text:p>
      <text:p text:style-name="P10"><text:tab/></text:p>
      <text:p text:style-name="P10"/>
      <text:p text:style-name="P10">1992 Première distribution entièrement libre (Il était 10 la1ere année, 100la 2eme, 4000, aujourd'hui plus de 1million)</text:p>
      <text:p text:style-name="P10"><text:tab/>noyau de Linus intégré au projet GNU</text:p>
      <text:p text:style-name="P10"><text:tab/>Linux = LINUs + uniX</text:p>
      <text:p text:style-name="P10"><text:tab/>distribution GNU/Linux</text:p>
      <text:p text:style-name="P10"><text:tab/>Aujourd'hui c'est toujours Linus qui dit si on doit sortir ou non le noyau</text:p>
      <text:p text:style-name="P10"/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TT</text:p>
          </table:table-cell>
          <table:table-cell table:style-name="Tableau1.B1" office:value-type="string">
            <text:p text:style-name="P9">Appli</text:p>
          </table:table-cell>
        </table:table-row>
        <table:table-row>
          <table:table-cell table:style-name="Tableau1.A2" table:number-columns-spanned="2" office:value-type="string">
            <text:p text:style-name="P9">GUI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9">OS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9">HardWare</text:p>
          </table:table-cell>
          <table:covered-table-cell/>
        </table:table-row>
      </table:table>
      <text:p text:style-name="P10"/>
      <text:p text:style-name="P10">Origine des distributions</text:p>
      <text:p text:style-name="P10"/>
      <text:p text:style-name="P10"><text:tab/>dates importantes</text:p>
      <text:p text:style-name="P10"><text:tab/><text:tab/>1991 1er noyau</text:p>
      <text:p text:style-name="P10"><text:tab/><text:tab/>1992 1ère distribution</text:p>
      <text:p text:style-name="P10"><text:tab/><text:tab/>1993 Slackware/Debian</text:p>
      <text:p text:style-name="P10"><text:tab/><text:tab/>1994 Suse</text:p>
      <text:p text:style-name="P10"><text:tab/><text:tab/>1994 Redhat (donne 80 % du kernel)</text:p>
      <text:p text:style-name="P10"/>
      <text:p text:style-name="P1"><text:a xlink:type="simple" xlink:href="http://futurist.se/gldt/"><text:span text:style-name="T3">http://futurist.se/gldt/</text:span></text:a></text:p>
      <text:p text:style-name="P10"/>
      <text:p text:style-name="P10"><text:tab/>aujourd'hui </text:p>
      <text:p text:style-name="P10"><text:tab/><text:tab/>environ 180 versions</text:p>
      <text:p text:style-name="P10"><text:tab/><text:tab/>origine</text:p>
      <text:p text:style-name="P10"><text:tab/><text:tab/><text:tab/>Debian(Knoppix, Ubuntu...)</text:p>
      <text:p text:style-name="P10"><text:tab/><text:tab/><text:tab/>Slackware(Novell,OpenSuse...)</text:p>
      <text:p text:style-name="P10"><text:tab/><text:tab/><text:tab/>Redhat(Mandriva, CentOS)</text:p>
      <text:p text:style-name="P10"/>
      <text:p text:style-name="P10"><text:tab/>backtrack = distrib dédié au crack des clefs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<text:soft-page-break/>Prise en main</text:p>
      <text:p text:style-name="P11"/>
      <text:p text:style-name="P12">Introduction à l'open source</text:p>
      <text:p text:style-name="P11"><text:tab/>logiciel Libre se caractérise par :</text:p>
      <text:p text:style-name="P11"><text:tab/><text:tab/>disposer du source</text:p>
      <text:p text:style-name="P11"><text:tab/><text:tab/>modifier ce code</text:p>
      <text:p text:style-name="P11"><text:tab/><text:tab/>héritage dela licence</text:p>
      <text:p text:style-name="P11"><text:tab/><text:tab/>licence non discriminatoire</text:p>
      <text:p text:style-name="P11"><text:tab/><text:tab/>peut être gratuit</text:p>
      <text:p text:style-name="P11"><text:tab/></text:p>
      <text:p text:style-name="P11"/>
      <text:p text:style-name="P11"><text:tab/>naissance de la licence GPL (General Public Licence)</text:p>
      <text:p text:style-name="P11"><text:tab/><text:tab/>pour garantir le développement du logiciel libre</text:p>
      <text:p text:style-name="P11"/>
      <text:p text:style-name="P11"><text:tab/>4 libertés fondamentales de la GPL</text:p>
      <text:p text:style-name="P11"/>
      <text:p text:style-name="P11"><text:tab/><text:tab/>exécuter le logiciel, pour n'importe quel usage</text:p>
      <text:p text:style-name="P11"><text:tab/><text:tab/></text:p>
      <text:p text:style-name="P11"><text:tab/><text:tab/>étudier le fonctionnement d'un programme et l'adapter à ses besoins</text:p>
      <text:p text:style-name="P11"><text:tab/></text:p>
      <text:p text:style-name="P11"><text:tab/><text:tab/>redistribuer autant de copies que souhaité du logiciel</text:p>
      <text:p text:style-name="P11"/>
      <text:p text:style-name="P11"><text:tab/><text:tab/>améliorer <text:s/>le programme et rendre publiques les modifications afin que l'ensemble de la communauté en bénéfice</text:p>
      <text:p text:style-name="P11"/>
      <text:p text:style-name="P11"><text:tab/>protège 60 à 70 % des logiciels libres</text:p>
      <text:p text:style-name="P11"/>
      <text:p text:style-name="P12">concepts Linux</text:p>
      <text:p text:style-name="P13"/>
      <text:p text:style-name="P13">tout est fichier : sécurité OS basée sécurité des fichiers</text:p>
      <text:p text:style-name="P13"><text:tab/>données( de tout type : image , programme)</text:p>
      <text:p text:style-name="P13"><text:tab/>périphérique (terminaux, clavier, carte son...)</text:p>
      <text:p text:style-name="P13"><text:tab/>moyens de communication (sockets, tub)</text:p>
      <text:p text:style-name="P13"/>
      <text:p text:style-name="P13">programmes à fonction unique : bcp d'appli mais 1 seul tâche</text:p>
      <text:p text:style-name="P13"/>
      <text:p text:style-name="P13">pour les tâches complexes : enchaînement de programmes !</text:p>
      <text:p text:style-name="P13"/>
      <text:p text:style-name="P8"><text:span text:style-name="T4">Peu d’interactivité dans les commandes </text:span><text:span text:style-name="T5">cmd+arg+opt</text:span></text:p>
      <text:p text:style-name="P13"/>
      <text:p text:style-name="P13">données de configuration : stockées sous forme de texte</text:p>
      <text:p text:style-name="P13"/>
      <text:p text:style-name="P13">----------&gt;VOIR COURS DONNE PAR LE PROF !!!</text:p>
      <text:p text:style-name="P13"/>
      <text:p text:style-name="P13">ctrl + alt + F[1-6)</text:p>
      <text:p text:style-name="P13">alt +f7</text:p>
      <text:p text:style-name="P13"/>
      <text:p text:style-name="P13">centos 5.8 en virtualisation</text:p>
      <text:p text:style-name="P13"/>
      <text:p text:style-name="P13"/>
      <text:p text:style-name="P13"/>
      <text:p text:style-name="P13"/>
      <text:p text:style-name="P13"><text:soft-page-break/>Installer Centos</text:p>
      <text:p text:style-name="P13"/>
      <text:p text:style-name="P13">1 Go ram</text:p>
      <text:p text:style-name="P13"/>
      <text:p text:style-name="P13">VMDK format vmwear</text:p>
      <text:p text:style-name="P13">VHD fait croire que 'est un vrai disc dur</text:p>
      <text:p text:style-name="P13">HDD pour mac parallèle système </text:p>
      <text:p text:style-name="P13"/>
      <text:p text:style-name="P13">Dynamiquement alloué : defini une taille de 10go , il utilise au fir et a mesure (atout), lenteur car il retravail la taille en dynamique (faiblesse)</text:p>
      <text:p text:style-name="P13">Fixe : la taille est aloué vraiment</text:p>
      <text:p text:style-name="P13"/>
      <text:p text:style-name="P13">Configuration :</text:p>
      <text:p text:style-name="P13"/>
      <text:p text:style-name="P13">Général avancé</text:p>
      <text:p text:style-name="P13">presse papier bidirectionnel permet de copier partout</text:p>
      <text:p text:style-name="P13">Description : on va mettre ce que l'on a fait sur la virtuel</text:p>
      <text:p text:style-name="P13"/>
      <text:p text:style-name="P13">Système :</text:p>
      <text:p text:style-name="P13"/>
      <text:p text:style-name="P13">enlève disquette.</text:p>
      <text:p text:style-name="P13">IO-APIC ne prend qu'un cœur (pour les vieux systeme d'exploitation)</text:p>
      <text:p text:style-name="P13">EFI(32bits) = remplacement du bios, permet de précharger le bios(8bits).</text:p>
      <text:p text:style-name="P13">32bits 3096mo on peut monter a 4go</text:p>
      <text:p text:style-name="P13">64bits 2⁶⁴ </text:p>
      <text:p text:style-name="P13"/>
      <text:p text:style-name="P13">PEA/NX = permet en 32bits d'avoir 2⁶⁴ , merci linux</text:p>
      <text:p text:style-name="P13"/>
      <text:p text:style-name="P13">VT-x/AMD-V permet d’accélérer le proc</text:p>
      <text:p text:style-name="P13"/>
      <text:p text:style-name="P13">Affichage : 32mo</text:p>
      <text:p text:style-name="P13"/>
      <text:p text:style-name="P13"/>
      <text:p text:style-name="P13">Northbridge</text:p>
      <text:p text:style-name="P13">Southbridge = controleur usb, son,dd, périphérique a plugger</text:p>
      <text:p text:style-name="P13">ICH6a mettre </text:p>
      <text:p text:style-name="P13">ICH10R actuellement</text:p>
      <text:p text:style-name="P13"/>
      <text:p text:style-name="P13">cartouche ssd on coche Solid-state drive.</text:p>
      <text:p text:style-name="P13"/>
      <text:p text:style-name="P13">Son désactier</text:p>
      <text:p text:style-name="P13"/>
      <text:p text:style-name="P13">Réseau-&gt;avancé</text:p>
      <text:p text:style-name="P13">type carte : intel pro/1000MT</text:p>
      <text:p text:style-name="P13"/>
      <text:p text:style-name="P13">usb on enlève 2.0</text:p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installation :</text:p>
      <text:p text:style-name="P13"/>
      <text:p text:style-name="P13">avec un .iso mettre « skip »</text:p>
      <text:p text:style-name="P13">clavier : latin9</text:p>
      <text:p text:style-name="P13"/>
      <text:p text:style-name="P13">Sous linux le partitionnement</text:p>
      <text:p text:style-name="P13"/>
      <text:p text:style-name="P13">le swap = 2*RAM max de 8Go</text:p>
      <text:p text:style-name="P13"/>
      <text:p text:style-name="P13">Creer un partitionnement personnalisé</text:p>
      <text:p text:style-name="P15"/>
      <text:p text:style-name="P16">voir sur feuille papier</text:p>
      <text:p text:style-name="P15"/>
      <text:p text:style-name="P15">Cours commande</text:p>
      <text:p text:style-name="P16"/>
      <text:p text:style-name="P16">bin = binaire standard</text:p>
      <text:p text:style-name="P16">sbin = binaire pur super utilisateur. Fdisk par exemple</text:p>
      <text:p text:style-name="P16"/>
      <text:p text:style-name="P16">fdisk -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06T14:04:46</meta:creation-date>
    <dc:date>2012-09-12T16:36:29</dc:date>
    <dc:creator>Compte etudiant</dc:creator>
    <meta:editing-duration>PT4H53M25S</meta:editing-duration>
    <meta:editing-cycles>10</meta:editing-cycles>
    <meta:generator>LibreOffice/3.5$Linux_x86 LibreOffice_project/350m1$Build-2</meta:generator>
    <meta:document-statistic meta:table-count="1" meta:image-count="0" meta:object-count="0" meta:page-count="5" meta:paragraph-count="139" meta:word-count="686" meta:character-count="4436" meta:non-whitespace-character-count="3779"/>
  </office:meta>
</office:document-meta>
</file>